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1826in" style:rel-column-width="3143*"/>
    </style:style>
    <style:style style:name="Table1.B" style:family="table-column">
      <style:table-column-properties style:column-width="4.5604in" style:rel-column-width="6567*"/>
    </style:style>
    <style:style style:name="Table1.C" style:family="table-column">
      <style:table-column-properties style:column-width="3.3722in" style:rel-column-width="485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3.3715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3f9f" officeooo:paragraph-rsid="00093f9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officeooo:paragraph-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93f9f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93f9f" officeooo:paragraph-rsid="00093f9f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normal" officeooo:paragraph-rsid="00093f9f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rsid="00093f9f" officeooo:paragraph-rsid="00093f9f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paragraph-rsid="00093f9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93f9f" officeooo:paragraph-rsid="00093f9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tyle="italic" fo:font-weight="bold" officeooo:paragraph-rsid="00093f9f" style:font-style-asian="italic" style:font-weight-asian="bold" style:font-style-complex="italic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093f9f" officeooo:paragraph-rsid="00093f9f"/>
    </style:style>
    <style:style style:name="P16" style:family="paragraph" style:parent-style-name="Text_20_body">
      <style:text-properties fo:font-weight="bold" officeooo:rsid="00093f9f" officeooo:paragraph-rsid="00093f9f" style:font-weight-asian="bold" style:font-weight-complex="bold"/>
    </style:style>
    <style:style style:name="P17" style:family="paragraph" style:parent-style-name="Text_20_body">
      <style:text-properties fo:font-weight="normal" officeooo:rsid="00093f9f" officeooo:paragraph-rsid="00093f9f" style:font-weight-asian="normal" style:font-weight-complex="normal"/>
    </style:style>
    <style:style style:name="P18" style:family="paragraph" style:parent-style-name="Text_20_body">
      <style:text-properties officeooo:paragraph-rsid="00093f9f"/>
    </style:style>
    <style:style style:name="P19" style:family="paragraph" style:parent-style-name="Text_20_body">
      <style:text-properties fo:font-size="14pt" fo:font-weight="bold" officeooo:rsid="00093f9f" officeooo:paragraph-rsid="00093f9f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tyle="italic" fo:font-weight="normal" officeooo:rsid="00093f9f" officeooo:paragraph-rsid="00093f9f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officeooo:paragraph-rsid="00093f9f" style:font-style-asian="italic" style:font-style-complex="italic"/>
    </style:style>
    <style:style style:name="P22" style:family="paragraph" style:parent-style-name="Text_20_body" style:list-style-name="L1">
      <style:text-properties officeooo:paragraph-rsid="00093f9f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normal" officeooo:rsid="00093f9f" officeooo:paragraph-rsid="00093f9f" style:font-weight-asian="normal" style:font-weight-complex="normal"/>
    </style:style>
    <style:style style:name="T1" style:family="text">
      <style:text-properties officeooo:rsid="00093f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f9f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93f9f" style:font-size-asian="12pt" style:font-style-asian="normal" style:font-size-complex="12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93f9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93f9f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Version 07.2 <text:span text:style-name="T16">Breakdown of game screens / key scenes. To be Discussed. </text:span><text:span text:style-name="T17">See table below for information on (game-elements)</text:span></text:p>
      <text:p text:style-name="P23">Item 1) Key Mandatory Screens: </text:p>
      <text:p text:style-name="P16">I) Start <text:s/>/ Load Screen: <text:s/><text:span text:style-name="T8">Main Load Screen</text:span><text:span text:style-name="T4"> </text:span><text:span text:style-name="T8"><text:s/>(main-load-screen) </text:span><text:span text:style-name="T4">FS-M</text:span></text:p>
      <text:p text:style-name="P20">Ia) Text Info explaining plot (game-intro)(pick-gear) FS-CS or FS-M</text:p>
      <text:p text:style-name="P16">II) on ESC <text:s/>- <text:s/>Main Escape Menu (main-esc-menu) <text:span text:style-name="T11">FS-M</text:span></text:p>
      <text:p text:style-name="P16">III) <text:span text:style-name="T8">Final Game Outcome (final-outcome) </text:span><text:span text:style-name="T4">FS-CS</text:span></text:p>
      <text:p text:style-name="P16">IV) <text:span text:style-name="T8">End Credits (end-credits)</text:span>.</text:p>
      <text:p text:style-name="P24">Item 2) Minimal Viable Prototype</text:p>
      <text:p text:style-name="P17">! If, due to limited resources, story development in-game has to be abandoned, a minimal story can be done with 2 info screens – <text:s/>1a) and III)</text:p>
      <text:p text:style-name="P17">This would need tracking choices for: cyborg or alien path choice, help npcs or not, <text:span text:style-name="T12">hit-self-destruct or not.</text:span></text:p>
      <text:p text:style-name="P17">Note / Item 3) Formatting for tables:</text:p>
      <text:p text:style-name="P16">Presumed Mandatory, can’t be removed <text:s/>screens or scenes below are in bold. </text:p>
      <text:p text:style-name="P21"><text:span text:style-name="T3">Presumed Mandatory, CAN be removed or joined with other events screens or scenes below are in bold italic. </text:span></text:p>
      <text:p text:style-name="P18"><text:span text:style-name="T1">See script-draft for some other notes https://gitlab.com/readeval/decent-game/-/blob/master/brainstorming/SCRIPT-DRAFT.md </text:span></text:p>
      <text:list xml:id="list123681978" text:style-name="L1">
        <text:list-item>
          <text:p text:style-name="P22"><text:span text:style-name="T1">Abbreviations used summary: </text:span></text:p>
        </text:list-item>
      </text:list>
      <text:p text:style-name="P15"><text:span text:style-name="T12">(OSD) </text:span><text:s/>On-screen display, partial display of information during game, text bar and icon image. <text:s/>(see script-draft).</text:p>
      <text:p text:style-name="P15">(<text:span text:style-name="T12">TBD) T</text:span>o be discussed</text:p>
      <text:p text:style-name="P15">(FS-CS) Full-screen cut-screens with in-code editable text and insert-able image. These will be used for informing the player and for end credits.</text:p>
      <text:p text:style-name="P15">(FS-M) Full-screen menu (or up to AD how it is implemented)</text:p>
      <text:p text:style-name="P15">(AD) <text:s/>Art Director</text:p>
      <text:p text:style-name="P15">(S/F) <text:s/>Sound Effect</text:p>
      <text:p text:style-name="P15"><text:soft-page-break/>(G) Graphic (can be animation or zoom-in on existing asset, or just existing asset, up to AD)</text:p>
      <text:p text:style-name="P15">(M) Music</text:p>
      <text:p text:style-name="P15"><text:span text:style-name="T15">Item 4) General interface questions</text:span> – </text:p>
      <text:p text:style-name="P18"><text:span text:style-name="T1">Keys and mouse or <text:s/>keys only? TODO summary of in-game keys, key combos, menu switch / pause <text:s/>in separate table.</text:span></text:p>
      <text:p text:style-name="P15">Non-mandatory text info can be exited with ESC, text prompts require choice to be made. If player must make choice in menu, text info – “You must make a choice”.</text:p>
      <text:p text:style-name="P16">Item 5 ) Game Screens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ual</text:p>
          </table:table-cell>
          <table:table-cell table:style-name="Table1.A1" office:value-type="string">
            <text:p text:style-name="P5">Description</text:p>
          </table:table-cell>
          <table:table-cell table:style-name="Table1.C1" office:value-type="string">
            <text:p text:style-name="P5">Assets <text:s/>/ notes</text:p>
          </table:table-cell>
        </table:table-row>
        <table:table-row>
          <table:table-cell table:style-name="Table1.A2" office:value-type="string">
            <text:p text:style-name="P7"><text:span text:style-name="T5">Great visuals representing the game, up to AD (art-director)</text:span></text:p>
          </table:table-cell>
          <table:table-cell table:style-name="Table1.A2" office:value-type="string">
            <text:p text:style-name="P5">Screen: I <text:span text:style-name="T2">Main Load Screen</text:span> <text:span text:style-name="T2"><text:s/>(main-load-screen)</text:span> On game start </text:p>
            <text:p text:style-name="P7"><text:span text:style-name="T5">Type: Image (or animation ) <text:s/>and menu</text:span></text:p>
            <text:p text:style-name="P5">Text: GAME NAME</text:p>
            <text:p text:style-name="P5">Menu option: New Game</text:p>
            <text:p text:style-name="P5">Menu option: Continue </text:p>
            <text:p text:style-name="P5">Menu option: Load</text:p>
            <text:p text:style-name="P5">Menu option: Credits</text:p>
            <text:p text:style-name="P5"/>
          </table:table-cell>
          <table:table-cell table:style-name="Table1.C2" office:value-type="string">
            <text:p text:style-name="P5">Graphic – Image or <text:s/>optional Animation </text:p>
            <text:p text:style-name="P5"/>
            <text:p text:style-name="P5">Optional – switch to demo animation video after 3 seconds player in-action ( exit on ESC )</text:p>
            <text:p text:style-name="P5"/>
            <text:p text:style-name="P11"><text:span text:style-name="T9">Music, M: Custom Load music or intro / beginning music</text:span></text:p>
            <text:p text:style-name="P12"><text:span text:style-name="T8">Sound-effect, S/F: </text:span><text:span text:style-name="T9">M</text:span><text:span text:style-name="T8">enu choice </text:span></text:p>
          </table:table-cell>
        </table:table-row>
        <table:table-row>
          <table:table-cell table:style-name="Table1.A2" office:value-type="string">
            <text:p text:style-name="P5">Up to AD</text:p>
          </table:table-cell>
          <table:table-cell table:style-name="Table1.A2" office:value-type="string">
            <text:p text:style-name="P10">Screen: II <text:span text:style-name="T2">Main Escape Menu (main-esc-menu)</text:span></text:p>
            <text:p text:style-name="P5">Menu option: New Game</text:p>
            <text:p text:style-name="P5">Menu option: Continue </text:p>
            <text:p text:style-name="P5">Menu option: Load</text:p>
            <text:p text:style-name="P9"><text:span text:style-name="T9">Menu option: Main Menu</text:span></text:p>
            <text:p text:style-name="P8"><text:span text:style-name="T9">D</text:span><text:span text:style-name="T8">escription: What happens when palyer hits escape key in-game</text:span></text:p>
          </table:table-cell>
          <table:table-cell table:style-name="Table1.C2" office:value-type="string">
            <text:p text:style-name="P5">M: Optional music</text:p>
            <text:p text:style-name="P6">Sound-effect, S/F: Menu choice</text:p>
          </table:table-cell>
        </table:table-row>
        <table:table-row>
          <table:table-cell table:style-name="Table1.A2" office:value-type="string">
            <text:p text:style-name="P5">To be Discussed, TBD</text:p>
          </table:table-cell>
          <table:table-cell table:style-name="Table1.A2" office:value-type="string">
            <text:p text:style-name="P7"><text:span text:style-name="T5">Scene / Event: </text:span><text:span text:style-name="T7">Game Plot Intro</text:span><text:span text:style-name="T5"> <text:s/></text:span><text:span text:style-name="T7">(game-intro)</text:span></text:p>
            <text:p text:style-name="P7"><text:span text:style-name="T5">1 </text:span><text:span text:style-name="T7">Information to player at start of game</text:span><text:span text:style-name="T5"> </text:span><text:span text:style-name="T7">(info-on-start)</text:span></text:p>
            <text:p text:style-name="P5">Text: To be added</text:p>
            <text:p text:style-name="P5">Summary: Explains what is going on.</text:p>
            <text:p text:style-name="P5"/>
          </table:table-cell>
          <table:table-cell table:style-name="Table1.C2" office:value-type="string">
            <text:p text:style-name="P5">Up to Art Director</text:p>
            <text:p text:style-name="P5">M: optional low feeling audio, express dying.</text:p>
          </table:table-cell>
        </table:table-row>
        <table:table-row>
          <table:table-cell table:style-name="Table1.A2" office:value-type="string">
            <text:p text:style-name="P5">TBD, </text:p>
            <text:p text:style-name="P5"><text:soft-page-break/>up to AD</text:p>
            <text:p text:style-name="P5">Minimal: zoom of gear asset, text description, text prompt.</text:p>
            <text:p text:style-name="P5">Otherwise interface can be as complicated as AD wants.</text:p>
          </table:table-cell>
          <table:table-cell table:style-name="Table1.A2" office:value-type="string">
            <text:p text:style-name="P13"><text:span text:style-name="T1">Scene / Event </text:span>Prompt to pick alien or cyborg gear <text:span text:style-name="T1">(pick-gear)</text:span></text:p>
            <text:p text:style-name="P5"><text:soft-page-break/>In-game Menu: Pick alien or cyborg gear, or don’t pick any for hard-core human path players.</text:p>
            <text:p text:style-name="P5">Idea: unarmed human hero encounters enemy, is wounded. As Hero is dying, a choice to pick gear appears. </text:p>
            <text:p text:style-name="P5">Minimal idea: Text describing hero is weak, option to pick gear.</text:p>
          </table:table-cell>
          <table:table-cell table:style-name="Table1.C2" office:value-type="string">
            <text:p text:style-name="P5">Up to Art Director</text:p>
            <text:p text:style-name="P5"><text:soft-page-break/>Optional S/F</text:p>
            <text:p text:style-name="P5">Text: Explains gear choice</text:p>
          </table:table-cell>
        </table:table-row>
        <table:table-row>
          <table:table-cell table:style-name="Table1.A2" office:value-type="string">
            <text:p text:style-name="P5">Zoom on existing boss asset or custom portrait ( see shovel knight OSD)</text:p>
          </table:table-cell>
          <table:table-cell table:style-name="Table1.A2" office:value-type="string">
            <text:p text:style-name="P7"><text:span text:style-name="T5">Scene / Event: Boss-taunts (boss-taunts)</text:span></text:p>
            <text:p text:style-name="P5">Summary: OSD, boss says crazy annoying things throughout game</text:p>
            <text:p text:style-name="P5">?Discuss: Boss persona, proposals coming </text:p>
          </table:table-cell>
          <table:table-cell table:style-name="Table1.C2" office:value-type="string">
            <text:p text:style-name="P5">Up to Art Director</text:p>
            <text:p text:style-name="P5">Optional S/F: taunt notify</text:p>
          </table:table-cell>
        </table:table-row>
        <table:table-row>
          <table:table-cell table:style-name="Table1.A2" office:value-type="string">
            <text:p text:style-name="P5">Optional close-up of transformed hero, cyborg or alien. Can be separate art or zoom on existing asset. </text:p>
          </table:table-cell>
          <table:table-cell table:style-name="Table1.A2" office:value-type="string">
            <text:p text:style-name="P7"><text:span text:style-name="T5">Screen, FS-CS: </text:span><text:span text:style-name="T10">Irreversible Transformation (transformation)</text:span></text:p>
            <text:p text:style-name="P8"><text:span text:style-name="T8">Summary: Hero undergoes transformation to final alien or cyborg form after enough </text:span></text:p>
            <text:p text:style-name="P8"><text:span text:style-name="T8">Text: explains what has happened</text:span></text:p>
          </table:table-cell>
          <table:table-cell table:style-name="Table1.C2" office:value-type="string">
            <text:p text:style-name="P5">Graphic – Image or <text:s/>optional Animation </text:p>
            <text:p text:style-name="P5">Optional – special music, dramatic</text:p>
          </table:table-cell>
        </table:table-row>
        <table:table-row>
          <table:table-cell table:style-name="Table1.A2" office:value-type="string">
            <text:p text:style-name="P7"><text:span text:style-name="T5">Optional visual of NPC needing help from hero</text:span></text:p>
          </table:table-cell>
          <table:table-cell table:style-name="Table1.A2" office:value-type="string">
            <text:p text:style-name="P7"><text:span text:style-name="T5">Scene / Event or FS-CS: NPC needs help, optional <text:s/>(npc-help)</text:span></text:p>
            <text:p text:style-name="P5">Summary: to be expanded in detail</text:p>
            <text:p text:style-name="P5">Hero has passive choice of running by or helping NPC by engaging enemies that attack NPC. <text:s/></text:p>
            <text:p text:style-name="P5">Text: OSD</text:p>
            <text:p text:style-name="P5"/>
            <text:p text:style-name="P5">?Discuss: Mechanics</text:p>
          </table:table-cell>
          <table:table-cell table:style-name="Table1.C2" office:value-type="string">
            <text:p text:style-name="P5">Graphic – Image or <text:s/>optional Animation </text:p>
            <text:p text:style-name="P5">M, Optional – music, dramatic</text:p>
            <text:p text:style-name="P5">Text: OSD, “Help!”</text:p>
            <text:p text:style-name="P5">S/F: Help!</text:p>
          </table:table-cell>
        </table:table-row>
        <table:table-row>
          <table:table-cell table:style-name="Table1.A2" office:value-type="string">
            <text:p text:style-name="P7"><text:span text:style-name="T5">Optional Glad NPC</text:span></text:p>
          </table:table-cell>
          <table:table-cell table:style-name="Table1.A2" office:value-type="string">
            <text:p text:style-name="P10">Scene/Event: Grateful NPC (npc-grateful)</text:p>
            <text:p text:style-name="P10"/>
          </table:table-cell>
          <table:table-cell table:style-name="Table1.C2" office:value-type="string">
            <text:p text:style-name="P5">S/F : Glad NPC sound.</text:p>
            <text:p text:style-name="P5">Text: Thanks</text:p>
          </table:table-cell>
        </table:table-row>
        <table:table-row>
          <table:table-cell table:style-name="Table1.A2" office:value-type="string">
            <text:p text:style-name="P5">Optional boss close-up or boss before transform into bigger boss</text:p>
          </table:table-cell>
          <table:table-cell table:style-name="Table1.A2" office:value-type="string">
            <text:p text:style-name="P4"><text:span text:style-name="T1">Screen, FS-CS: </text:span><text:span text:style-name="T13">Boss monologue before final battle </text:span><text:span text:style-name="T14">(boss-monologue)</text:span></text:p>
            <text:p text:style-name="P5">Description: Plot twist, boss explains that hero is not that much of a hero, and that boss is not insane. Hero keeps respawning and losing memory, but it is hero and others like him that caused the world to collapse. </text:p>
            <text:p text:style-name="P5">TBD: Should there be discussion tree in text</text:p>
          </table:table-cell>
          <table:table-cell table:style-name="Table1.C2" office:value-type="string">
            <text:p text:style-name="P5">G: Optional zoom in on boss</text:p>
            <text:p text:style-name="P5">G: Optional Boss transformation into bigger boss</text:p>
            <text:p text:style-name="P5">S/F: All attacks, Damage taken, Death. <text:s/>Optional Taunt, optional heal.</text:p>
            <text:p text:style-name="P5">Text: TB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<text:span text:style-name="T5">Scene / event: </text:span><text:span text:style-name="T7">Boss Battle (boss-battle)</text:span></text:p>
            <text:p text:style-name="P10"><text:span text:style-name="T7">F</text:span><text:span text:style-name="T6">inal Boss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BD</text:p>
          </table:table-cell>
          <table:table-cell table:style-name="Table1.A2" office:value-type="string">
            <text:p text:style-name="P7"><text:span text:style-name="T5">Scene / Event: </text:span><text:span text:style-name="T10">Engage Self-destruct Button (self-destruct)</text:span></text:p>
          </table:table-cell>
          <table:table-cell table:style-name="Table1.C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Screen: III <text:span text:style-name="T2">Final Game Outcome (final-outcome)</text:span></text:p>
            <text:p text:style-name="P5">FS-CS</text:p>
            <text:p text:style-name="P5">Description: Shows consequence of player choices<text:span text:style-name="T2">.</text:span></text:p>
          </table:table-cell>
          <table:table-cell table:style-name="Table1.C2" office:value-type="string">
            <text:p text:style-name="P5">Full-screen, contains image and text , optional video</text:p>
            <text:p text:style-name="P5"><text:span text:style-name="T2">Text: Final game outcomes </text:span>( see script )</text:p>
          </table:table-cell>
        </table:table-row>
        <table:table-row>
          <table:table-cell table:style-name="Table1.A2" office:value-type="string">
            <text:p text:style-name="P5">Wrap-up story visually. Hero triumphant, possibly with NPCs celebrating. Or zoom in on hero. Up to AD</text:p>
          </table:table-cell>
          <table:table-cell table:style-name="Table1.A2" office:value-type="string">
            <text:p text:style-name="P5">Screen: <text:span text:style-name="T12">Transition to End Credits (transition-credits)</text:span></text:p>
          </table:table-cell>
          <table:table-cell table:style-name="Table1.C2" office:value-type="string">
            <text:p text:style-name="P5">Graphic – Image or <text:s/>optional Animation </text:p>
            <text:p text:style-name="P5">Up to AD</text:p>
          </table:table-cell>
        </table:table-row>
        <table:table-row>
          <table:table-cell table:style-name="Table1.A2" office:value-type="string">
            <text:p text:style-name="P5">Any great images from game or possibly development sketches, if they’re cool</text:p>
          </table:table-cell>
          <table:table-cell table:style-name="Table1.A2" office:value-type="string">
            <text:p text:style-name="P5">Screen: IV <text:span text:style-name="T2">End Credits (end-credits)</text:span></text:p>
            <text:p text:style-name="P5">Type: Full-Screen cut-screen, Text and Image</text:p>
            <text:p text:style-name="P5">Text: Developer credits</text:p>
            <text:p text:style-name="P5">Menu: ( Main menu on ESC )</text:p>
            <text:p text:style-name="P5"/>
          </table:table-cell>
          <table:table-cell table:style-name="Table1.C2" office:value-type="string">
            <text:p text:style-name="P5">Graphic – Image or <text:s/>optional Animation, up to AD</text:p>
            <text:p text:style-name="P6">Text: Credits Text Info</text:p>
            <text:p text:style-name="P5"/>
          </table:table-cell>
        </table:table-row>
      </table:table>
      <text:p text:style-name="Standard"/>
      <text:p text:style-name="Standard"/>
      <text:p text:style-name="P2">Item 6 ) Characters / Units</text:p>
      <text:p text:style-name="P1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14">Visual</text:p>
            </table:table-cell>
            <table:table-cell table:style-name="Table2.A1" office:value-type="string">
              <text:p text:style-name="P14">Desc</text:p>
            </table:table-cell>
            <table:table-cell table:style-name="Table2.C1" office:value-type="string">
              <text:p text:style-name="P14">Assets</text:p>
            </table:table-cell>
          </table:table-row>
        </table:table-header-rows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Hero</text:span>, playable</text:p>
            <text:p text:style-name="P5"/>
            <text:p text:style-name="P5">Has stages of progressive transformation.</text:p>
            <text:p text:style-name="P5">Has upgrade / gear select menu</text:p>
          </table:table-cell>
          <table:table-cell table:style-name="Table2.C2" office:value-type="string">
            <text:p text:style-name="P5">S/F: All attacks, Damage taken, Death, Heal. Optional Taunt. </text:p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6">Final Boss</text:p>
            <text:p text:style-name="P6"/>
            <text:p text:style-name="P5">Possibly attacks by calling monster swarms (like opening a door through which monsters come)</text:p>
            <text:p text:style-name="P5"/>
            <text:p text:style-name="P5">Text: Possibly has taunt texts before fight, dialogue menu before fight, statement after fight</text:p>
          </table:table-cell>
          <table:table-cell table:style-name="Table2.C2" office:value-type="string">
            <text:p text:style-name="P5">S/F: All attacks, Damage taken, Death. <text:s/>Optional Taunt, optional heal.</text:p>
            <text:p text:style-name="P5"/>
            <text:p text:style-name="P5">Text: optional texts, dialogue tree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NPC, Humans in distress</text:p>
          </table:table-cell>
          <table:table-cell table:style-name="Table2.C2" office:value-type="string">
            <text:p text:style-name="P5">S/F: Ask for help, happy when saved</text:p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Enemies</text:span> 1-4 </text:p>
          </table:table-cell>
          <table:table-cell table:style-name="Table2.C2" office:value-type="string">
            <text:p text:style-name="P5">S/F: Attack, damage taken, <text:s/>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2:32:05.423857636</meta:creation-date>
    <dc:date>2020-04-08T21:00:48.876420909</dc:date>
    <meta:editing-duration>PT8H28M5S</meta:editing-duration>
    <meta:editing-cycles>77</meta:editing-cycles>
    <meta:generator>LibreOffice/6.3.5.2$Linux_X86_64 LibreOffice_project/30$Build-2</meta:generator>
    <meta:document-statistic meta:table-count="2" meta:image-count="0" meta:object-count="0" meta:page-count="5" meta:paragraph-count="152" meta:word-count="1052" meta:character-count="6522" meta:non-whitespace-character-count="5561"/>
  </office:meta>
</office:document-meta>
</file>